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47H17M47.341051S" calcext:value-type="time">
            <text:p>1047:1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32H36M24.802S" calcext:value-type="time">
            <text:p>32: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07:43:42.8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4T16:59:18.925000000</dc:date>
    <meta:editing-duration>P45DT22H55M39S</meta:editing-duration>
    <meta:editing-cycles>1220</meta:editing-cycles>
    <meta:generator>LibreOffice/7.2.6.2$Windows_X86_64 LibreOffice_project/b0ec3a565991f7569a5a7f5d24fed7f52653d754</meta:generator>
    <meta:document-statistic meta:table-count="2" meta:cell-count="1503" meta:object-count="0"/>
  </office:meta>
</office:document-meta>
</file>